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background-color="#729fcf" fo:padding="0.097cm" fo:border="0.05pt solid #729fcf">
        <style:background-image/>
      </style:table-cell-properties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background-color="#729fcf" fo:padding="0.097cm" fo:border="0.05pt solid #729fcf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background-color="#729fcf" fo:padding="0.097cm" fo:border="0.05pt solid #729fcf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officeooo:rsid="000b7e6a" officeooo:paragraph-rsid="000b7e6a"/>
    </style:style>
    <style:style style:name="P2" style:family="paragraph" style:parent-style-name="Standard">
      <style:paragraph-properties fo:text-align="justify" style:justify-single-word="false"/>
      <style:text-properties officeooo:rsid="000b7e6a" officeooo:paragraph-rsid="00117926"/>
    </style:style>
    <style:style style:name="P3" style:family="paragraph" style:parent-style-name="Standard">
      <style:paragraph-properties fo:text-align="justify" style:justify-single-word="false"/>
      <style:text-properties officeooo:rsid="000b7e6a" officeooo:paragraph-rsid="00144ac5"/>
    </style:style>
    <style:style style:name="P4" style:family="paragraph" style:parent-style-name="Standard">
      <style:paragraph-properties fo:text-align="justify" style:justify-single-word="false"/>
      <style:text-properties officeooo:rsid="000b7e6a" officeooo:paragraph-rsid="0015a171"/>
    </style:style>
    <style:style style:name="P5" style:family="paragraph" style:parent-style-name="Standard">
      <style:paragraph-properties fo:text-align="justify" style:justify-single-word="false"/>
      <style:text-properties officeooo:rsid="000b7e6a" officeooo:paragraph-rsid="00197a47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b7e6a" officeooo:paragraph-rsid="000b7e6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5983b0" fo:font-size="14pt" fo:font-weight="bold" officeooo:rsid="000b7e6a" officeooo:paragraph-rsid="000b7e6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italic" fo:font-weight="bold" officeooo:rsid="000b7e6a" officeooo:paragraph-rsid="000b7e6a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0197a47"/>
    </style:style>
    <style:style style:name="P10" style:family="paragraph" style:parent-style-name="Standard">
      <style:paragraph-properties fo:text-align="justify" style:justify-single-word="false"/>
      <style:text-properties fo:color="#ffffff" fo:font-size="12pt" officeooo:rsid="000b7e6a" officeooo:paragraph-rsid="00117926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ffffff" fo:font-size="12pt" fo:font-weight="bold" officeooo:rsid="000b7e6a" officeooo:paragraph-rsid="00117926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officeooo:paragraph-rsid="00117926"/>
    </style:style>
    <style:style style:name="P13" style:family="paragraph" style:parent-style-name="Table_20_Contents">
      <style:paragraph-properties fo:text-align="justify" style:justify-single-word="false"/>
      <style:text-properties fo:font-size="11pt" officeooo:rsid="000b7e6a" officeooo:paragraph-rsid="00117926" style:font-size-asian="11pt" style:font-size-complex="11pt"/>
    </style:style>
    <style:style style:name="P14" style:family="paragraph" style:parent-style-name="Table_20_Contents">
      <style:paragraph-properties fo:text-align="justify" style:justify-single-word="false"/>
      <style:text-properties fo:font-size="12pt" officeooo:paragraph-rsid="00117926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color="#ffffff" fo:font-weight="bold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color="#ffffff" fo:font-weight="bold" fo:background-color="#729fcf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color="#ffffff"/>
    </style:style>
    <style:style style:name="P18" style:family="paragraph" style:parent-style-name="Table_20_Contents">
      <style:paragraph-properties fo:text-align="justify" style:justify-single-word="false"/>
      <style:text-properties fo:color="#ffffff" fo:background-color="#729fcf"/>
    </style:style>
    <style:style style:name="T1" style:family="text">
      <style:text-properties officeooo:rsid="000b7e6a"/>
    </style:style>
    <style:style style:name="T2" style:family="text">
      <style:text-properties style:text-underline-style="none"/>
    </style:style>
    <style:style style:name="T3" style:family="text">
      <style:text-properties officeooo:rsid="000cb9d9"/>
    </style:style>
    <style:style style:name="T4" style:family="text">
      <style:text-properties officeooo:rsid="000e5607"/>
    </style:style>
    <style:style style:name="T5" style:family="text">
      <style:text-properties officeooo:rsid="0010482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04fee" style:font-style-asian="italic" style:font-style-complex="italic"/>
    </style:style>
    <style:style style:name="T8" style:family="text">
      <style:text-properties fo:font-style="italic" officeooo:rsid="000b7e6a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officeooo:rsid="00168a44" style:font-style-asian="italic" style:font-style-complex="italic"/>
    </style:style>
    <style:style style:name="T11" style:family="text">
      <style:text-properties officeooo:rsid="00104fee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104829" style:font-size-asian="12pt" style:font-size-complex="12pt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size="12pt" style:text-underline-style="none" officeooo:rsid="00104829" style:font-size-asian="12pt" style:font-size-complex="12pt"/>
    </style:style>
    <style:style style:name="T16" style:family="text">
      <style:text-properties fo:color="#ffffff" fo:font-size="12pt" style:font-size-asian="12pt" style:font-size-complex="12pt"/>
    </style:style>
    <style:style style:name="T17" style:family="text">
      <style:text-properties fo:color="#ffffff" fo:font-size="12pt" style:text-underline-style="none" style:font-size-asian="12pt" style:font-size-complex="12pt"/>
    </style:style>
    <style:style style:name="T18" style:family="text">
      <style:text-properties officeooo:rsid="00144ac5"/>
    </style:style>
    <style:style style:name="T19" style:family="text">
      <style:text-properties fo:color="#000000" fo:background-color="#ffffff" loext:char-shading-value="0"/>
    </style:style>
    <style:style style:name="T20" style:family="text">
      <style:text-properties officeooo:rsid="0015a171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officeooo:rsid="00197a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urso – <text:span text:style-name="T6">Data Science for Construction, Architecture and Engineering</text:span></text:p>
      <text:p text:style-name="P1"><text:span text:style-name="T6">edX </text:span><text:span text:style-name="T7">| NUS National University of Singapore</text:span><text:span text:style-name="T11"> </text:span>– dezembro de 2020</text:p>
      <text:p text:style-name="P1"/>
      <text:p text:style-name="P8">Section 1 – Introduction and Python Fundamentals</text:p>
      <text:p text:style-name="P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1">Introdução ao Curso</text:p>
            <text:p text:style-name="P11"/>
            <text:p text:style-name="P10">Bem-vindo ao Data Science for Construction, Architecture, and Engineering!</text:p>
            <text:p text:style-name="P10"/>
            <text:p text:style-name="P2"><text:span text:style-name="T16">Olá a todos, sou </text:span><text:a xlink:type="simple" xlink:href="https://www.linkedin.com/in/claytonmiller/" text:style-name="Internet_20_link" text:visited-style-name="Visited_20_Internet_20_Link"><text:span text:style-name="T17">Clayton Miller</text:span></text:a><text:span text:style-name="T16"> e minha missão é aumentar a conscientização sobre as oportunidades de desenvolver conjuntos de habilidades híbridas na indústria da construção, aprendendo a codificar. Eu lidero a equipe de </text:span><text:a xlink:type="simple" xlink:href="https://www.budslab.org/" text:style-name="Internet_20_link" text:visited-style-name="Visited_20_Internet_20_Link"><text:span text:style-name="T17">Ciência de Dados Urbanos e de Edifícios</text:span></text:a><text:span text:style-name="T16"> da Universidade Nacional de Cingapura</text:span></text:p>
            <text:p text:style-name="P10"/>
            <text:p text:style-name="P10">Esta primeira seção fornecerá uma orientação para todo o curso e, especificamente, os vídeos de introdução ao Python que serão abordados nesta primeira seção.</text:p>
            <text:p text:style-name="P10"/>
            <text:p text:style-name="P10">Esses vídeos de orientação são recomendados para todos os participantes<text:span text:style-name="T3"> – </text:span>desde iniciantes até programadores experientes, pois eles fornecem uma visão geral de cada seção, de modo que você pode escolher se concentrar em algumas partes enquanto pula outras.</text:p>
          </table:table-cell>
        </table:table-row>
      </table:table>
      <text:p text:style-name="P1"/>
      <text:p text:style-name="P14">Olá a todos!</text:p>
      <text:p text:style-name="P14">Meu nome é Dr. Clayton Miller<text:span text:style-name="T11">, professor-assistente</text:span> na Universidade Nacional de Cingapura na Escola de Design e Meio Ambiente.<text:span text:style-name="T4"> </text:span>Estou aqui para motivá-lo a participar deste curso EDx: <text:span text:style-name="T6">Data Science for Construction, Architecture and Engineering</text:span>.</text:p>
      <text:p text:style-name="P14"/>
      <text:p text:style-name="P14">Minha missão é ensinar habilidades modernas de ciência de dados a profissionais da indústria de construção.<text:span text:style-name="T4"> </text:span>Temos uma grande quantidade de dados sendo criados neste campo<text:span text:style-name="T4"> </text:span>e meu objetivo é ajudar a reduzir o medo de alguém em face de dados grandes e confusos de edifícios.</text:p>
      <text:p text:style-name="P14"/>
      <text:p text:style-name="P14">Vamos começar explicando como geralmente já analisamos os dados no ambiente construído.<text:span text:style-name="T11"> </text:span>Quais são as ferramentas que usamos?<text:span text:style-name="T4"> </text:span>Bem, obviamente, o primeiro que vem à mente é uma planilha.<text:span text:style-name="T4"> </text:span>Eu sou um engenheiro.<text:span text:style-name="T4"> </text:span>Eu amo planilhas.<text:span text:style-name="T11"> </text:span>Tenho certeza que você também, ou não participaria deste módulo.<text:span text:style-name="T4"> </text:span>As planilhas oferecem muitos benefícios.<text:span text:style-name="T4"> </text:span>Primeiro, eles são extremamente fáceis de usar.<text:span text:style-name="T4"> </text:span>Essencialmente, eles são apenas uma grade bidimensional de células que permitem uma entrada fácil, criação de fórmulas e outras tarefas.<text:span text:style-name="T4"> </text:span>Além disso, todos usam planilhas.<text:span text:style-name="T4"> </text:span>Você pode enviar um para um colega e eles podem começar a usá-lo rapidamente.<text:span text:style-name="T11"> </text:span>Mas existem alguns grandes problemas com planilhas que estão se tornando mais aparentes<text:span text:style-name="T11"> </text:span>à medida que usamos grandes quantidades de dados do ambiente construído.<text:span text:style-name="T4"> </text:span>O primeiro problema é que as planilhas não são reproduzíveis.<text:span text:style-name="T4"> </text:span>Você pode ter a história de alguém lhe enviando uma planilha<text:span text:style-name="T4"> </text:span>em que era necessário fazer engenharia reversa em várias células para entender como funcionava.<text:span text:style-name="T4"> </text:span>O segundo problema é que as planilhas não lidam bem com certos tipos de dados.<text:span text:style-name="T11"> </text:span>Os dados do sistema de gerenciamento de edifícios, por exemplo, têm carimbos de data/hora difíceis de analisar,<text:span text:style-name="T4"> </text:span>mesclar ou alterar a frequência em uma planilha.<text:span text:style-name="T4"> </text:span>Por último, mas não menos importante, as planilhas não são realmente projetadas para métodos modernos de aprendizado de máquina.</text:p>
      <text:p text:style-name="P14"/>
      <text:p text:style-name="P14">As planilhas não são a melhor ferramenta para explorar essas novas técnicas.<text:span text:style-name="T4"> </text:span>No final do dia, nossas planilhas são solitárias e há muita pressão sobre elas para atender a todas as nossas necessidades de análise.</text:p>
      <text:p text:style-name="P14">O foco principal deste curso EDx é fornecer a você outro conjunto de ferramentas de ciência de dados que são opções modernas para complementar <text:span text:style-name="T5">as </text:span>planilhas.<text:span text:style-name="T5"> </text:span>Essencialmente, queremos <text:soft-page-break/><text:span text:style-name="T5">repassar</text:span> nossa<text:span text:style-name="T5">s</text:span> planilha<text:span text:style-name="T5">s</text:span> a um amigo.<text:span text:style-name="T5"> </text:span>E, neste curso, vamos usar uma ferramenta de análise <text:span text:style-name="T5">utilizando</text:span> Python.</text:p>
      <text:p text:style-name="P14"/>
      <text:p text:style-name="P14">Python é uma linguagem de programação moderna e de alto nível que está sendo usada por milhões de pessoas em todo o mundo.<text:span text:style-name="T5"> </text:span>É uma linguagem de programação relativamente fácil de usar, boa para iniciantes.<text:span text:style-name="T5"> </text:span>Python, devido ao seu uso como ferramenta de ciência de dados, explodiu em popularidade nos últimos 10 anos.</text:p>
      <text:p text:style-name="P14"/>
      <text:p text:style-name="P12"><text:span text:style-name="T12">Este gráfico de um site chamado </text:span><text:a xlink:type="simple" xlink:href="http://stackoverflow.com/" text:style-name="Internet_20_link" text:visited-style-name="Visited_20_Internet_20_Link"><text:span text:style-name="T15">s</text:span></text:a><text:a xlink:type="simple" xlink:href="http://stackoverflow.com/" text:style-name="Internet_20_link" text:visited-style-name="Visited_20_Internet_20_Link"><text:span text:style-name="T14">tack</text:span></text:a><text:a xlink:type="simple" xlink:href="http://stackoverflow.com/" text:style-name="Internet_20_link" text:visited-style-name="Visited_20_Internet_20_Link"><text:span text:style-name="T15">o</text:span></text:a><text:a xlink:type="simple" xlink:href="http://stackoverflow.com/" text:style-name="Internet_20_link" text:visited-style-name="Visited_20_Internet_20_Link"><text:span text:style-name="T14">verflow.com</text:span></text:a><text:span text:style-name="T12"> mostra como o Python superou todas as outras linguagens de programação em uso.</text:span><text:span text:style-name="T13"> </text:span><text:span text:style-name="T12">Isso significa que há muita demanda por habilidades em Python</text:span><text:span text:style-name="T13"> </text:span><text:span text:style-name="T12">e também uma quantidade crescente de conteúdo educacional online voltado para diferentes disciplinas.</text:span></text:p>
      <text:p text:style-name="P14">O objetivo principal deste curso não é torná-lo um desenvolvedor de software ou cientista da computação.<text:span text:style-name="T5"> </text:span>A ideia é adicionarmos habilidades de ciência de dados usando Python ao seu conjunto atual de habilidades da indústria de construção.<text:span text:style-name="T5"> </text:span>O objetivo é pegar certas partes do seu fluxo de trabalho normal<text:span text:style-name="T5"> </text:span>e adicionar a capacidade de usar habilidades de programação para automatizar e aprimorar esse processo.</text:p>
      <text:p text:style-name="P14"/>
      <text:p text:style-name="P14">Essa percepção pode dar a você a capacidade de lidar com tipos de dados maiores e mais diversos.</text:p>
      <text:p text:style-name="P14">Por que a ciência de dados é importante para o ambiente construído?<text:span text:style-name="T5"> </text:span>Bem, nosso campo tem grandes desafios quando se trata de eficiência de tempo.<text:span text:style-name="T5"> </text:span></text:p>
      <text:p text:style-name="P13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5">Visão geral dos conjuntos de dados</text:p>
            <text:p text:style-name="P17"/>
            <text:p text:style-name="P17">Ao contrário de outros cursos de Ciência de Dados, nos concentramos especificamente em aplicativos e dados de edifícios reais. Este vídeo fornece uma compreensão dos objetivos do uso desses conjuntos de dados. Essas aplicações serão abordadas nas Seções 2-4</text:p>
          </table:table-cell>
        </table:table-row>
      </table:table>
      <text:p text:style-name="P1"/>
      <text:p text:style-name="P1">Para começar a fazer ciência de dados, selecionei alguns conjuntos de dados da vida real da indústria de construção<text:span text:style-name="T18"> </text:span>que podemos usar para praticar as habilidades cobertas a cada semana.</text:p>
      <text:p text:style-name="P1">Neste vídeo, darei uma visão geral desses cenários<text:span text:style-name="T18"> </text:span>e compreensão de como eles se encaixam nos edifícios do ciclo de vida.</text:p>
      <text:p text:style-name="P1"/>
      <text:p text:style-name="P1">Em termos de estilo de ensino, este curso é diferente de outras opções de programação na plataforma edX,<text:span text:style-name="T18"> </text:span>por alguns motivos.<text:span text:style-name="T18"> O</text:span> primeir<text:span text:style-name="T18">o</text:span> é que nos concentramos na análise dos dados reais do ambiente construído.<text:span text:style-name="T18"> </text:span>Você <text:span text:style-name="T18">carregará</text:span>, processa<text:span text:style-name="T18">rá</text:span> e visualiza<text:span text:style-name="T18">rá</text:span> dados de edifícios nas primeiras linhas de código.<text:span text:style-name="T18"> O</text:span> segund<text:span text:style-name="T18">o</text:span> <text:span text:style-name="T18">motivo</text:span> é que mais tempo será gasto no que chamamos de programação de alto nível.<text:span text:style-name="T18"> </text:span>Em um curso tradicional, primeiro quebraríamos todos os conceitos de <text:span text:style-name="T18">P</text:span>ython<text:span text:style-name="T18"> </text:span>explique cada um antes de fazer qualquer coisa prática.</text:p>
      <text:p text:style-name="P1"/>
      <text:p text:style-name="P1">Neste curso, vamos começar mais rapidamente a mostrar a programação como parte de um processo.<text:span text:style-name="T18"> </text:span>Você pode querer revisar os fundamentos do Python durante ou após o curso para refinar o conhecimento adquirido<text:span text:style-name="T18">. </text:span>Talvez concluindo um curso geral de <text:span text:style-name="T18">P</text:span>ython em paralelo a este.<text:span text:style-name="T18"> </text:span>Existem duas maneiras de usar a programação no ambiente construído:<text:span text:style-name="T18"> a</text:span> primeira é usar scripts ou programas para automatizar um processo ou sistema.<text:span text:style-name="T18"> </text:span>Por exemplo, na fabricação digital, você pode ter robôs que respondem a um script <text:span text:style-name="T18">P</text:span>ython<text:span text:style-name="T18"> </text:span>que lhes diz como montar ou fabricar algo de maneira automatizada.<text:span text:style-name="T18"> </text:span>A segunda maneira de usar a programação é para a automação de tarefas de análise de dados e tomada de decisão.<text:span text:style-name="T18"> </text:span>É aqui que você está usando o código para pegar dados brutos e transformá-los para um determinado objetivo.</text:p>
      <text:p text:style-name="P1"/>
      <text:p text:style-name="P3">Neste curso, vamos nos concentrar no segundo tipo de codificação<text:span text:style-name="T18"> (automação de tarefas de análise de dados e tomada de decisão)</text:span>.<text:span text:style-name="T18"> </text:span></text:p>
      <text:p text:style-name="P3"><text:soft-page-break/></text:p>
      <text:p text:style-name="P3">O primeiro status que usaremos está focado no design e nas construções.<text:span text:style-name="T18"> </text:span>Nesta fase, praticaremos o uso de dados de simulação de energia de todo o edifício<text:span text:style-name="T18"> </text:span>que é usado para prever o desempenho do edifício antes de ser construído.</text:p>
      <text:p text:style-name="P3"/>
      <text:p text:style-name="P1">A quantidade de energia que um edifício usará é baseada nas características de entrada para este modelo.<text:span text:style-name="T18"> </text:span>O conjunto de dados para este contexto foi criado a partir dos arquivos de saída do popular mecanismo de simulação EnergyPlus.</text:p>
      <text:p text:style-name="P1"/>
      <text:p text:style-name="P1">Esses arquivos fazem parte de um fluxo de trabalho de modelagem paramétrica na fase de projeto da construção.<text:span text:style-name="T18"> </text:span>O objetivo é usar esses modelos para comparar o consumo previsto de diferentes opções<text:span text:style-name="T18"> </text:span>como parte do processo de design integrado.</text:p>
      <text:p text:style-name="P1"/>
      <text:p text:style-name="P1">O segundo conjunto de dados que será usado é da fase de construção do ciclo de vida do edifício.<text:span text:style-name="T18"> </text:span>Em edifícios comerciais modernos, existem redes de sensores instaladas no edifício<text:span text:style-name="T18"> </text:span>esse sistema de controle, como iluminação e ar<text:span text:style-name="T18">-</text:span>condicionado.</text:p>
      <text:p text:style-name="P1"/>
      <text:p text:style-name="P1">Um dos objetivos do processo de construção<text:span text:style-name="T18"> </text:span>é confirmar se esses sistemas estão funcionando bem antes de serem entregues ao proprietário.<text:span text:style-name="T18"> </text:span>Este processo é denominado <text:span text:style-name="T18">“comissionamento”</text:span>.</text:p>
      <text:p text:style-name="P1">Essas redes de sensores são essencialmente Internet das coisas modernas,<text:span text:style-name="T18"> </text:span>ou sistemas I<text:span text:style-name="T18">o</text:span>T e <text:span text:style-name="T18">P</text:span>ython tem bibliotecas específicas dedicadas a este tipo de dados.</text:p>
      <text:p text:style-name="P1"/>
      <text:p text:style-name="P1">O conjunto de dados I<text:span text:style-name="T18">o</text:span>T que usaremos neste curso é do <text:a xlink:type="simple" xlink:href="https://github.com/buds-lab/the-building-data-genome-project" text:style-name="Internet_20_link" text:visited-style-name="Visited_20_Internet_20_Link"><text:span text:style-name="T9">Building Data Genome</text:span></text:a><text:a xlink:type="simple" xlink:href="https://github.com/buds-lab/the-building-data-genome-project" text:style-name="Internet_20_link" text:visited-style-name="Visited_20_Internet_20_Link"><text:span text:style-name="T10"> Project</text:span></text:a>,<text:span text:style-name="T18"> </text:span>um repositório de dados de código aberto que se concentra em dados de sensores medidos de edifícios reais.</text:p>
      <text:p text:style-name="P1"/>
      <text:p text:style-name="P4">Os dados I<text:span text:style-name="T18">o</text:span>T primários que usaremos são de medidores de energia elétrica.<text:span text:style-name="T18"> </text:span>Finalmente, na fase de operação,<text:span text:style-name="T18"> </text:span>vamos nos concentrar no processamento de dados relacionados ao conforto e satisfação dos ocupantes do edifício.<text:span text:style-name="T18"> </text:span>Este conjunto de dados é de pessoas que deram <text:span text:style-name="T6">feedback</text:span> sobre como se sentem confortáveis<text:span text:style-name="T20"> </text:span><text:span text:style-name="T19">e</text:span>m um espaço.<text:span text:style-name="T20"> </text:span>Eles indicaram que se sentem muito quentes ou muito frios em um determinado cenário<text:span text:style-name="T20"> </text:span>e essas respostas foram combinadas com os dados do sensor, como temperatura e umidade da zona.</text:p>
      <text:p text:style-name="P4"/>
      <text:p text:style-name="P1">O conjunto de dados específico que usaremos para esta finalidade é do <text:a xlink:type="simple" xlink:href="http://www.comfortdatabase.com/" text:style-name="Internet_20_link" text:visited-style-name="Visited_20_Internet_20_Link"><text:span text:style-name="T2">banco de dados de conforto térmico global 2 da ASHRAE</text:span></text:a><text:span text:style-name="T20">. </text:span>Este conjunto de dados fornece dados empíricos de <text:span text:style-name="T6">feedback</text:span> dos ocupantes de milhares de pessoas<text:span text:style-name="T20"> </text:span>que participou de dezenas de diferentes estudos de conferências térmicas realizados em todo o mundo.</text:p>
      <text:p text:style-name="P1"/>
      <text:p text:style-name="P1">Além disso, cada conjunto de vídeos e este curso incluirá uma visão geral de como essas diferentes técnicas<text:span text:style-name="T20"> </text:span>foram implementados em um estudo de caso específico bem aqui em Cingapura.<text:span text:style-name="T20"> </text:span>Este estudo de caso é <text:a xlink:type="simple" xlink:href="https://uci.nus.edu.sg/oed/projects/capital-projects/sde-4/" text:style-name="Internet_20_link" text:visited-style-name="Visited_20_Internet_20_Link"><text:span text:style-name="T2">SDE4</text:span></text:a>, um edifício de energia zero líquido aqui na Universidade Nacional de Cingapura.<text:span text:style-name="T20"> </text:span>Darei uma introdução de como a ciência de dados foi usada em cada fase do ciclo de vida deste edifício.</text:p>
      <text:p text:style-name="P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6">Visão geral de ferramentas e técnicas</text:p>
            <text:p text:style-name="P18"/>
            <text:p text:style-name="P18">Usamos várias ferramentas importantes neste curso e este vídeo oferece uma visão geral de alto nível dessas ferramentas:</text:p>
            <text:p text:style-name="P18"/>
            <text:p text:style-name="P18"><text:a xlink:type="simple" xlink:href="https://www.python.org/" text:style-name="Internet_20_link" text:visited-style-name="Visited_20_Internet_20_Link"><text:span text:style-name="T21">Linguagem de programação Python</text:span></text:a></text:p>
            <text:p text:style-name="P18"><text:a xlink:type="simple" xlink:href="https://pandas.pydata.org/" text:style-name="Internet_20_link" text:visited-style-name="Visited_20_Internet_20_Link">Pandas Data Analytics Library</text:a></text:p>
            <text:p text:style-name="P18"><text:a xlink:type="simple" xlink:href="https://colab.research.google.com/notebooks/intro.ipynb#recent=true" text:style-name="Internet_20_link" text:visited-style-name="Visited_20_Internet_20_Link">Colab</text:a></text:p>
          </table:table-cell>
        </table:table-row>
      </table:table>
      <text:p text:style-name="P1"><text:soft-page-break/>Antes de mergulharmos na codificação,<text:span text:style-name="T22"> </text:span>este vídeo dará uma visão geral das ferramentas de ciência de dados que usaremos neste curso.</text:p>
      <text:p text:style-name="P1"/>
      <text:p text:style-name="P1">Nosso kit de ferramentas incluirá três componentes:</text:p>
      <text:p text:style-name="P1"/>
      <text:list xml:id="list3411796178" text:style-name="L1">
        <text:list-item>
          <text:p text:style-name="P9"><text:span text:style-name="T1">A primeira é a linguagem de programação Python, que discuti na introdução. Python será a linguagem de script fundamental que usaremos para realizar várias automações;</text:span></text:p>
        </text:list-item>
        <text:list-item>
          <text:p text:style-name="P9"><text:span text:style-name="T1">O próximo componente é a biblioteca de análise de dados do Pandas. Pandas é uma biblioteca de funções e variáveis que nos permite usar Python da mesma forma que usamos planilhas. </text:span></text:p>
        </text:list-item>
        <text:list-item>
          <text:p text:style-name="P9"><text:span text:style-name="T1">O último componente é um ambiente chamado </text:span><text:span text:style-name="T8">Colab</text:span><text:span text:style-name="T1">, ou </text:span><text:span text:style-name="T8">Google Colaboratory</text:span><text:span text:style-name="T1">, que é uma coleção de cadernos de análise baseados na web. Colab é onde corrigiremos nosso código, visualizaremos os resultados e depuraremos, se necessário.</text:span></text:p>
        </text:list-item>
      </text:list>
      <text:p text:style-name="P1"/>
      <text:p text:style-name="P1">Como mencionado, Python é uma linguagem de programação de alto nível poderosa<text:span text:style-name="T22"> </text:span>usado por milhões de pessoas em todo o mundo.<text:span text:style-name="T22"> </text:span>Existem alguns recursos chave do Python que serão usados<text:span text:style-name="T22"> n</text:span>este curso.</text:p>
      <text:p text:style-name="P1"/>
      <text:p text:style-name="P1">A primeira característica é que o <text:span text:style-name="T22">P</text:span>ython possui variáveis<text:span text:style-name="T22"> q</text:span>ue armazenam diferentes tipos de dados, como palavras, rótulos e valores.<text:span text:style-name="T22"> </text:span>Em seguida, Python é útil para automatizar tarefas repetitivas de análise de dados.<text:span text:style-name="T22"> </text:span>Por exemplo, existem funções que podem carregar um grande número de arquivos de entrada e mesclá-los todos juntos.<text:span text:style-name="T22"> </text:span>Tal tarefa exigiria o uso de uma planilha,<text:span text:style-name="T22"> </text:span>mas em Python, leva algumas linhas de código em questão de segundos.</text:p>
      <text:p text:style-name="P1"/>
      <text:p text:style-name="P1">A próxima ferramenta que usaremos é o Pandas,<text:span text:style-name="T22"> </text:span>uma biblioteca ou pacote de análise de dados para Python.<text:span text:style-name="T22"> </text:span>Os pacotes são como <text:span text:style-name="T6">add-ons</text:span> que contêm funções em aplicativos específicos de destino.<text:span text:style-name="T22"> </text:span>Pandas, este é um dos milhares de pacotes Python que se especializam em vários aplicativos.<text:span text:style-name="T22"> </text:span>Pandas em particular é uma das razões pelas quais o Python cresceu tanto.<text:span text:style-name="T22"> </text:span>Este gráfico ilustra a popularidade de diferentes pacotes na última década,<text:span text:style-name="T22"> </text:span>com os Pandas superando todos os outros nos últimos anos.</text:p>
      <text:p text:style-name="P1"/>
      <text:p text:style-name="P1">O Pandas cresceu em popularidade porque é muito útil para a comunidade de ciência de dados.</text:p>
      <text:p text:style-name="P1">O Pandas possui recursos que são úteis para o processo de análise de dados.<text:span text:style-name="T22"> </text:span>O primeiro é a capacidade de colocar dados em tabelas dimensionais semelhantes às de uma planilha.<text:span text:style-name="T22"> </text:span>No Pandas, esse objeto de tabela é denominado <text:span text:style-name="T6">DataFrame</text:span>.</text:p>
      <text:p text:style-name="P1"/>
      <text:p text:style-name="P1">O próximo recurso do Pandas são as funções do kit de ferramentas que permite que você manipule,<text:span text:style-name="T22"> </text:span>visualize e produza dados de várias maneiras.</text:p>
      <text:p text:style-name="P1"/>
      <text:p text:style-name="P5">A última ferramenta é o ambiente Colab.<text:span text:style-name="T22"> </text:span>Colab é onde você realmente escreverá e manipulará o código.<text:span text:style-name="T22"> </text:span>Está hospedado no Google Drive como uma plataforma baseada na web, portanto, você não precisa instalar nada para começar.<text:span text:style-name="T22"> </text:span></text:p>
      <text:p text:style-name="P5"/>
      <text:p text:style-name="P5">Colab é conhecido como formato de caderno que inclui células que podem conter código,<text:span text:style-name="T22"> </text:span>mas também pode incluir gráficos de texto explicativos e até vídeos.<text:span text:style-name="T22"> </text:span>O formato de bloco de notas é melhor para iniciantes escrever e depurar código.</text:p>
      <text:p text:style-name="P5"/>
      <text:p text:style-name="P1">Além disso, você pode transformar seus blocos de notas em relatórios reproduzíveis<text:span text:style-name="T22"> </text:span>que permite aos colaboradores ver exatamente como os dados foram transformados do início ao fim.</text:p>
      <text:p text:style-name="P1"/>
      <text:p text:style-name="P1"/>
      <text:p text:style-name="P1"/>
      <text:p text:style-name="P1"><text:soft-page-break/></text:p>
      <text:p text:style-name="P1"/>
      <text:p text:style-name="P6">Section 2 – Building Design Phase - Intro to Pandas</text:p>
      <text:p text:style-name="P1"/>
      <text:p text:style-name="P1"/>
      <text:p text:style-name="P1"/>
      <text:p text:style-name="P1"/>
      <text:p text:style-name="P6">Section 3 – Construction Phase - Pandas Fundamentals</text:p>
      <text:p text:style-name="P1"/>
      <text:p text:style-name="P1"/>
      <text:p text:style-name="P6">Section 4 – Operations Phase - Statistics and Visualization</text:p>
      <text:p text:style-name="P1"/>
      <text:p text:style-name="P1"/>
      <text:p text:style-name="P1"/>
      <text:p text:style-name="P6">Section 5 – Introduction to Machine Learning for Build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10:01:55.961000000</meta:creation-date>
    <dc:date>2020-12-23T12:02:03.597000000</dc:date>
    <meta:editing-duration>PT15M35S</meta:editing-duration>
    <meta:editing-cycles>5</meta:editing-cycles>
    <meta:generator>LibreOffice/6.1.4.2$Windows_X86_64 LibreOffice_project/9d0f32d1f0b509096fd65e0d4bec26ddd1938fd3</meta:generator>
    <meta:document-statistic meta:table-count="3" meta:image-count="0" meta:object-count="0" meta:page-count="5" meta:paragraph-count="59" meta:word-count="2050" meta:character-count="12789" meta:non-whitespace-character-count="10789"/>
  </office:meta>
</office:document-meta>
</file>